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text-properties style:font-name="Verdana1"/>
    </style:style>
    <style:style style:name="T1" style:family="text">
      <style:text-properties fo:font-size="10.5pt"/>
    </style:style>
    <style:style style:name="T2" style:family="text">
      <style:text-properties fo:font-size="10.5pt" fo:font-weight="bold"/>
    </style:style>
    <style:style style:name="T3" style:family="text">
      <style:text-properties fo:color="#800000" style:font-name="Verdana1"/>
    </style:style>
    <style:style style:name="T4" style:family="text">
      <style:text-properties fo:color="#800000" style:font-name="Verdana1" fo:font-weight="bold"/>
    </style:style>
    <style:style style:name="T5" style:family="text">
      <style:text-properties fo:color="#800000" style:font-name="Verdana1" fo:font-size="13.5pt"/>
    </style:style>
    <style:style style:name="T6" style:family="text">
      <style:text-properties fo:color="#800000" style:font-name="Verdana1" fo:font-size="10pt"/>
    </style:style>
    <style:style style:name="T7" style:family="text">
      <style:text-properties fo:color="#800000" style:font-name="Verdana1" fo:font-size="14pt"/>
    </style:style>
    <style:style style:name="T8" style:family="text">
      <style:text-properties style:font-name="Verdana1"/>
    </style:style>
    <style:style style:name="T9" style:family="text">
      <style:text-properties style:font-name="Verdana1" fo:font-weight="bold"/>
    </style:style>
    <style:style style:name="T10" style:family="text">
      <style:text-properties style:font-name="Verdana1" fo:font-weight="bold" style:font-weight-asian="bold"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ize="10pt"/>
    </style:style>
    <style:style style:name="T14" style:family="text">
      <style:text-properties fo:color="#00800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2">Sweet Treat Popcorn</text:span><text:line-break/>Crystal Miller<text:line-break/><text:line-break/>½ cup butter<text:line-break/>½ cup honey<text:line-break/>3 qts. Popped corn<text:line-break/>nuts, up to 1 cup chopped nuts or your choice, opt.<text:line-break/><text:line-break/>Put your butter and honey in a small sauce pan over medium heat and stir it until the butter melts and is blended nicely with the honey. While this is warming, mix your pop corn and nuts in a large bowl.  Pour your melted butter/honey mixture over the popcorn and mix well. Spread this out on a cookie sheet in a thin layer and bake at 350 for 10 to 15 minutes or until crisp.</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16:30.39</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01" meta:character-count="509"/>
  </office:meta>
</office:document-meta>
</file>